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indianexpress.com/article/india/india-others">http://indianexpress.com/article/india/india-others</text:a></text:p>
      <text:p text:style-name="Standard"><text:a xlink:type="simple" xlink:href="http://indianexpress.com/article/cities">http://indianexpress.com/article/cities</text:a></text:p>
      <text:p text:style-name="Standard">DGCA cracks down on Jet Airways, threatens to cancel</text:p>
      <text:p text:style-name="Standard"><text:a xlink:type="simple" xlink:href="http://indianexpress.com/article/lifestyle/life-style">http://indianexpress.com/article/lifestyle/life-style</text:a></text:p>
      <text:p text:style-name="Standard"><text:a xlink:type="simple" xlink:href="http://ww.itimes.com/photo/bollywoods-alleged-underworld-links-5404cadb9cee9">http://ww.itimes.com</text:a><text:a xlink:type="simple" xlink:href="http://ww.itimes.com/photo/bollywoods-alleged-underworld-links-5404cadb9cee9">/</text:a><text:a xlink:type="simple" xlink:href="http://ww.itimes.com/photo/bollywoods-alleged-underworld-links-5404cadb9cee9">photo/bollywoods-alleged-underworld-links-5404cadb9cee9</text:a></text:p>
      <text:p text:style-name="Standard"/>
      <text:p text:style-name="Standard">DELETE from News_articles where Article LIKE 'Thank you for your feedback%'</text:p>
      <text:p text:style-name="Standard">DELETE from News_articles where URL LIKE '%sports%' or URL LIKE '%entertainment%'</text:p>
      <text:p text:style-name="Standard">// take care of sports eg- transports </text:p>
      <text:p text:style-name="Standard">DELETE FROM `News_articles` WHERE URL like '%thehindu.com/sport%'</text:p>
      <text:p text:style-name="Standard">UPDATE `News_articles` SET Article = Headline WHERE Article LIKE 'DGCA cracks down on Jet Airways, threatens to cancel%'</text:p>
      <text:p text:style-name="Standard">DELETE from News_articles where URL LIKE '<text:a xlink:type="simple" xlink:href="http://indianexpress.com/article/lifestyle/life-style%25">http://indianexpress.com/article/lifestyle/life-style%</text:a>'</text:p>
      <text:p text:style-name="Standard">DELETE FROM `News_articles` WHERE URL like 'http://ww.itimes.com%'</text:p>
      <text:p text:style-name="Standard">DELETE FROM `News_articles` WHERE URL LIKE '%in.lifestyle.yahoo.com%'</text:p>
      <text:p text:style-name="Standard">DELETE FROM `News_articles` WHERE URL like '%hindu.com/books%'</text:p>
      <text:p text:style-name="Standard">DELETE from News_articles where URL LIKE '%hindu.com/news/cities%'</text:p>
      <text:p text:style-name="Standard">DELETE FROM `News_articles` WHERE URL like '<text:a xlink:type="simple" xlink:href="http://mmb.moneycontrol.com/india/messageboardblog%25">http://mmb.moneycontrol.com/india/messageboardblog%</text:a>'</text:p>
      <text:p text:style-name="Standard">DELETE FROM `News_articles` WHERE URL LIKE '%in.celebrity.yahoo.com%'</text:p>
      <text:p text:style-name="Standard">DELETE FROM `News_articles` WHERE URL LIKE '%in.screen.yahoo.com%'</text:p>
      <text:p text:style-name="Standard">DELETE FROM `News_articles` WHERE URL like '%bbc.com/capital/story%'</text:p>
      <text:p text:style-name="Standard">DELETE FROM `News_articles` WHERE URL like '%article/lifestyle%'</text:p>
      <text:p text:style-name="Standard">DELETE FROM `News_articles` WHERE URL LIKE '%washingtonpost.com/blogs%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tin </meta:initial-creator>
    <meta:creation-date>2015-01-07T21:59:16</meta:creation-date>
    <dc:date>2015-01-07T22:54:10</dc:date>
    <dc:creator>Nitin </dc:creator>
    <meta:editing-duration>PT39M44S</meta:editing-duration>
    <meta:editing-cycles>14</meta:editing-cycles>
    <meta:generator>LibreOffice/3.5$Linux_X86_64 LibreOffice_project/350m1$Build-202</meta:generator>
    <meta:document-statistic meta:table-count="0" meta:image-count="0" meta:object-count="0" meta:page-count="1" meta:paragraph-count="21" meta:word-count="144" meta:character-count="1444" meta:non-whitespace-character-count="1320"/>
  </office:meta>
</office:document-meta>
</file>